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Muol Light" svg:font-family="'Khmer OS Muol Light'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2pt" officeooo:rsid="000ebe93" officeooo:paragraph-rsid="000f366a" style:font-size-asian="12pt" style:font-name-complex="Khmer OS" style:font-size-complex="12pt"/>
    </style:style>
    <style:style style:name="P2" style:family="paragraph" style:parent-style-name="Standard">
      <style:text-properties style:font-name="Khmer OS" fo:font-size="12pt" officeooo:paragraph-rsid="0016ee80" style:font-size-asian="12pt" style:font-name-complex="Khmer OS" style:font-size-complex="12pt"/>
    </style:style>
    <style:style style:name="P3" style:family="paragraph" style:parent-style-name="Standard">
      <style:text-properties style:font-name="Khmer OS" fo:font-size="12pt" officeooo:rsid="0016ee80" officeooo:paragraph-rsid="0016ee80" style:font-size-asian="12pt" style:font-name-complex="Khmer OS" style:font-size-complex="12pt"/>
    </style:style>
    <style:style style:name="P4" style:family="paragraph" style:parent-style-name="Standard">
      <style:text-properties fo:color="#ffffff" loext:opacity="100%" style:font-name="Khmer OS" fo:font-size="12pt" officeooo:rsid="0012c4f0" officeooo:paragraph-rsid="0012c4f0" fo:background-color="#18a303" style:font-size-asian="12pt" style:font-name-complex="Khmer OS" style:font-size-complex="12pt"/>
    </style:style>
    <style:style style:name="P5" style:family="paragraph" style:parent-style-name="Standard">
      <style:text-properties fo:color="#ffffff" loext:opacity="100%" style:font-name="Khmer OS" fo:font-size="12pt" officeooo:rsid="0012c4f0" officeooo:paragraph-rsid="0016ee80" fo:background-color="#18a303" style:font-size-asian="12pt" style:font-name-complex="Khmer OS" style:font-size-complex="12pt"/>
    </style:style>
    <style:style style:name="T1" style:family="text">
      <style:text-properties officeooo:rsid="000ebe93"/>
    </style:style>
    <style:style style:name="T2" style:family="text">
      <style:text-properties officeooo:rsid="000f648e"/>
    </style:style>
    <style:style style:name="T3" style:family="text">
      <style:text-properties officeooo:rsid="00116c85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style:font-size-asian="32pt" style:font-size-complex="12pt"/>
    </style:style>
    <style:style style:name="T6" style:family="text">
      <style:text-properties fo:font-size="32pt" officeooo:rsid="0016ee80" style:font-size-asian="32pt" style:font-size-complex="12pt"/>
    </style:style>
    <style:style style:name="T7" style:family="text">
      <style:text-properties officeooo:rsid="0016ee80"/>
    </style:style>
    <style:style style:name="T8" style:family="text">
      <style:text-properties officeooo:rsid="0017d862"/>
    </style:style>
    <style:style style:name="T9" style:family="text">
      <style:text-properties officeooo:rsid="001b8041"/>
    </style:style>
    <style:style style:name="T10" style:family="text">
      <style:text-properties officeooo:rsid="001bdda7"/>
    </style:style>
    <style:style style:name="T11" style:family="text">
      <style:text-properties officeooo:rsid="001dad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e 15/Jul/21</text:p>
      <text:p text:style-name="P1"><text:span text:style-name="T2"><text:line-break/><text:tab/>- (Full Functional Dependency or FFD) </text:span>ភាពអាស្រ័យអនុគមន៍ពេញលេញនឹ<text:span text:style-name="T9">]\]]</text:span><text:tab/>ពេញលេញ</text:p>
      <text:p text:style-name="P2"><text:span text:style-name="T1"><text:tab/>- </text:span><text:span text:style-name="T2">(</text:span><text:span text:style-name="T3">Partial</text:span><text:span text:style-name="T2"> Functional Dependency or </text:span><text:span text:style-name="T3">P</text:span><text:span text:style-name="T2">FD) </text:span><text:span text:style-name="T1">ភាពអាស្រ័យអនុគមន៍</text:span><text:span text:style-name="T3">ដោយផ្នែក<text:line-break/><text:tab/>- </text:span>(Transitive Functional Dependency = TFD) <text:s/>ភាពអាស្រ័យអនុគមន៍ឆ្លង</text:p>
      <text:p text:style-name="P5">Date 1<text:span text:style-name="T7">7</text:span>/Jul/21<text:line-break/></text:p>
      <text:p text:style-name="P3"><text:tab/>- U<text:span text:style-name="T8">N</text:span>F<text:line-break/><text:tab/>- <text:span text:style-name="T8">Master Report doesn’t have repeating group</text:span></text:p>
      <text:p text:style-name="P3"><text:tab/>- <text:span text:style-name="T9">UNF → 1NF = ដើម្បី</text:span><text:span text:style-name="T11">បម្លែង</text:span><text:span text:style-name="T9">ត្រូវលុបបំបាត់ </text:span><text:span text:style-name="T10">តារាង UN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Muol Light" svg:font-family="'Khmer OS Muol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Khmer OS Muol Light" style:font-family-complex="'Khmer OS Muol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Khmer OS Muol Light" style:font-family-complex="'Khmer OS Muol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7T08:30:02.409403178</dc:date>
    <meta:editing-duration>PT31M56S</meta:editing-duration>
    <meta:editing-cycles>16</meta:editing-cycles>
    <meta:generator>LibreOffice/7.1.4.2$Linux_X86_64 LibreOffice_project/10$Build-2</meta:generator>
    <meta:document-statistic meta:table-count="0" meta:image-count="0" meta:object-count="0" meta:page-count="1" meta:paragraph-count="6" meta:word-count="59" meta:character-count="302" meta:non-whitespace-character-count="256"/>
  </office:meta>
</office:document-meta>
</file>